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D200000041645FBC1B.png" manifest:media-type=""/>
  <manifest:file-entry manifest:full-path="Pictures/10000201000000D200000041BC5EBBC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19.82cm"/>
    </style:style>
    <style:style style:name="gr2" style:family="graphic">
      <style:graphic-properties style:protect="size"/>
    </style:style>
    <style:style style:name="pr1" style:family="presentation" style:parent-style-name="freeipa_5f_upstream_5f_title-notes" style:list-style-name="L1">
      <style:graphic-properties draw:fill-color="#ffffff" draw:auto-grow-height="true" fo:min-height="12.572cm"/>
    </style:style>
    <style:style style:name="pr2" style:family="presentation" style:parent-style-name="freeipa_5f_upstream_5f_slide_5f_v2-title">
      <style:graphic-properties fo:min-height="3.506cm"/>
    </style:style>
    <style:style style:name="pr3" style:family="presentation" style:parent-style-name="freeipa_5f_upstream_5f_slide_5f_v2-outline1">
      <style:graphic-properties fo:min-height="13.86cm"/>
    </style:style>
    <style:style style:name="pr4" style:family="presentation" style:parent-style-name="freeipa_5f_upstream_5f_slide_5f_v2-notes">
      <style:graphic-properties draw:fill-color="#ffffff" draw:auto-grow-height="true" fo:min-height="12.572cm"/>
    </style:style>
    <style:style style:name="pr5" style:family="presentation" style:parent-style-name="freeipa_5f_upstream_5f_slide_5f_v2-subtitle">
      <style:graphic-properties draw:fill-color="#ffffff" fo:min-height="13.435cm"/>
    </style:style>
    <style:style style:name="pr6" style:family="presentation" style:parent-style-name="freeipa_5f_upstream_5f_slide_5f_v2-title">
      <style:graphic-properties draw:auto-grow-height="true" fo:min-height="2.464cm"/>
    </style:style>
    <style:style style:name="pr7" style:family="presentation" style:parent-style-name="freeipa_5f_upstream_5f_slide_5f_v2-outline1">
      <style:graphic-properties fo:min-height="12.18cm"/>
    </style:style>
    <style:style style:name="pr8" style:family="presentation" style:parent-style-name="freeipa_5f_upstream_5f_slide_5f_v2-outline1">
      <style:graphic-properties draw:auto-grow-height="true" fo:min-height="12.18cm"/>
    </style:style>
    <style:style style:name="co1" style:family="table-column">
      <style:table-column-properties style:column-width="5.53cm" style:use-optimal-column-width="false"/>
    </style:style>
    <style:style style:name="co2" style:family="table-column">
      <style:table-column-properties style:column-width="6.45cm" style:use-optimal-column-width="false"/>
    </style:style>
    <style:style style:name="co3" style:family="table-column">
      <style:table-column-properties style:column-width="6.661cm" style:use-optimal-column-width="false"/>
    </style:style>
    <style:style style:name="co4" style:family="table-column">
      <style:table-column-properties style:column-width="6.55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3.17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margin-left="0cm" fo:margin-right="0cm" fo:line-height="150%" fo:text-align="end" fo:text-indent="0cm"/>
      <style:text-properties fo:color="#004586" fo:text-shadow="1pt 1pt"/>
    </style:style>
    <style:style style:name="P2" style:family="paragraph">
      <style:paragraph-properties fo:margin-left="0cm" fo:margin-right="0cm" fo:line-height="150%" fo:text-align="start" fo:text-indent="0cm"/>
      <style:text-properties fo:color="#004586" fo:text-shadow="1pt 1pt"/>
    </style:style>
    <style:style style:name="P3" style:family="paragraph">
      <style:paragraph-properties fo:margin-left="0cm" fo:margin-right="0cm" fo:line-height="150%" fo:text-align="start" fo:text-indent="0cm"/>
      <style:text-properties fo:color="#004586" fo:font-size="18pt" fo:text-shadow="1pt 1pt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color="#004586" fo:font-family="'Liberation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4586" fo:font-family="'Liberation Sans'" style:font-family-generic="swiss" style:font-pitch="variable" fo:font-size="32pt" fo:text-shadow="1pt 1pt" fo:font-weight="normal" style:font-size-asian="32pt" style:font-weight-asian="normal" style:font-size-complex="32pt" style:font-weight-complex="normal"/>
    </style:style>
    <style:style style:name="T3" style:family="text">
      <style:text-properties fo:color="#004586" fo:font-family="'Liberation Sans'" style:font-family-generic="swiss" style:font-pitch="variable"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eipa_5f_upstream_5f_title" presentation:presentation-page-layout-name="AL1T1">
        <office:forms form:automatic-focus="false" form:apply-design-mode="false"/>
        <draw:frame draw:style-name="gr1" draw:text-style-name="P3" draw:layer="layout" svg:width="23.161cm" svg:height="9.06cm" svg:x="3.18cm" svg:y="5.038cm">
          <draw:text-box>
            <text:p text:style-name="P1"><text:span text:style-name="T1">SSSD and SUDO integration</text:span></text:p>
            <text:p text:style-name="P2"><text:span text:style-name="T2"/></text:p>
            <text:p text:style-name="P2"><text:span text:style-name="T2"/></text:p>
            <text:p text:style-name="P2"><text:span text:style-name="T2">Pavel Březina</text:span></text:p>
            <text:p text:style-name="P2"><text:span text:style-name="T3">12-20-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reeipa_5f_upstream_5f_slide_5f_v2" presentation:presentation-page-layout-name="AL1T1">
        <office:forms form:automatic-focus="false" form:apply-design-mode="false"/>
        <draw:frame presentation:style-name="pr2" draw:layer="layout" svg:width="25.199cm" svg:height="3.506cm" svg:x="2.801cm" svg:y="0cm" presentation:class="title" presentation:user-transformed="true">
          <draw:text-box>
            <text:p text:style-name="P5">Introduction to SUDO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SUDO is a utility that allows a user to run a program as a different user (typically as root)</text:p>
              </text:list-item>
              <text:list-item>
                <text:p text:style-name="P5">Typical usage is to grant user the privilege to run a program with root permissions without the knowledge of root's password</text:p>
              </text:list-item>
              <text:list-item>
                <text:p text:style-name="P5">Who can run what on behalf of whom is specified by rul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reeipa_5f_upstream_5f_slide_5f_v2" presentation:presentation-page-layout-name="AL1T1">
        <office:forms form:automatic-focus="false" form:apply-design-mode="false"/>
        <draw:frame presentation:style-name="pr2" draw:layer="layout" svg:width="25.199cm" svg:height="3.506cm" svg:x="2.801cm" svg:y="0cm" presentation:class="title" presentation:user-transformed="true">
          <draw:text-box>
            <text:p>SUDO rules sources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Rules can be stored in file (/etc/sudoers) or in LDAP</text:p>
              </text:list-item>
              <text:list-item>
                <text:p text:style-name="P5">SUDO will look up rules in sources specified in /etc/nsswitch.conf, the database is called sudoers</text:p>
              </text:list-item>
              <text:list-item>
                <text:p text:style-name="P5">/etc/sudoers is used mainly for local users</text:p>
              </text:list-item>
              <text:list-item>
                <text:p text:style-name="P5">LDAP is used for centralized identity managemen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reeipa_5f_upstream_5f_slide_5f_v2" presentation:presentation-page-layout-name="AL1T1">
        <office:forms form:automatic-focus="false" form:apply-design-mode="false"/>
        <draw:frame presentation:style-name="pr2" draw:layer="layout" svg:width="25.199cm" svg:height="3.506cm" svg:x="2.801cm" svg:y="0cm" presentation:class="title" presentation:user-transformed="true">
          <draw:text-box>
            <text:p text:style-name="P5">Motivation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We use FreeIPA or other LDAP-based identity management solution</text:span></text:p>
              </text:list-item>
              <text:list-item>
                <text:p text:style-name="P5"><text:span text:style-name="T4">We want to distribute SUDO rules across all machines in the domain – we will use LDAP as a source for SUDO rules</text:span></text:p>
              </text:list-item>
              <text:list-item>
                <text:p text:style-name="P5"><text:span text:style-name="T4">Everything works fine... until the LDAP or network goes down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reeipa_5f_upstream_5f_slide_5f_v2" presentation:presentation-page-layout-name="AL1T1">
        <office:forms form:automatic-focus="false" form:apply-design-mode="false"/>
        <draw:frame presentation:style-name="pr2" draw:layer="layout" svg:width="25.199cm" svg:height="3.506cm" svg:x="2.801cm" svg:y="0cm" presentation:class="title" presentation:user-transformed="true">
          <draw:text-box>
            <text:p>Motivation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Because we can't access the LDAP server, we can't use SUDO</text:span></text:p>
              </text:list-item>
              <text:list-item>
                <text:p text:style-name="P5"><text:span text:style-name="T4">Because we can't use SUDO we need to get the guy who knows root password to run network diagnostic tools...</text:span></text:p>
              </text:list-item>
              <text:list-item>
                <text:p text:style-name="P5"><text:span text:style-name="T4">...or we can use SSSD as a middleman between LDAP and SUDO</text:span></text:p>
              </text:list-item>
              <text:list-item>
                <text:p text:style-name="P5"><text:span text:style-name="T4">SSSD will cache the rules and make SUDO work when offlin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reeipa_5f_upstream_5f_slide_5f_v2" presentation:presentation-page-layout-name="AL1T1">
        <draw:frame presentation:style-name="pr2" draw:layer="layout" svg:width="25.199cm" svg:height="3.506cm" svg:x="2.801cm" svg:y="0cm" presentation:class="title" presentation:user-transformed="true">
          <draw:text-box>
            <text:p>LDAP schema for SUDO rules</text:p>
          </draw:text-box>
        </draw:frame>
        <draw:frame presentation:style-name="pr3" draw:layer="layout" svg:width="25.199cm" svg:height="14.492cm" svg:x="1.4cm" svg:y="3.056cm" presentation:class="outline" presentation:user-transformed="true">
          <draw:text-box>
            <text:list text:style-name="L2">
              <text:list-item>
                <text:p>sudoUser</text:p>
                <text:list>
                  <text:list-item>
                    <text:p>Which user does this rule apply to</text:p>
                  </text:list-item>
                </text:list>
              </text:list-item>
              <text:list-item>
                <text:p>sudoHost</text:p>
                <text:list>
                  <text:list-item>
                    <text:p>Which machine does this rule apply to</text:p>
                  </text:list-item>
                </text:list>
              </text:list-item>
              <text:list-item>
                <text:p>sudoCommand</text:p>
                <text:list>
                  <text:list-item>
                    <text:p>Which command is the user allowed to run</text:p>
                  </text:list-item>
                </text:list>
              </text:list-item>
              <text:list-item>
                <text:p>sudoNotBefore, sudoNotAfter</text:p>
                <text:list>
                  <text:list-item>
                    <text:p>Defines the time span during which the rule is applied</text:p>
                  </text:list-item>
                </text:list>
              </text:list-item>
              <text:list-item>
                <text:p>For more attributes please see <text:span text:style-name="T5">man sudoers.ldap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reeipa_5f_upstream_5f_slide_5f_v2" presentation:presentation-page-layout-name="AL1T1">
        <draw:frame presentation:style-name="pr2" draw:layer="layout" svg:width="25.199cm" svg:height="3.506cm" svg:x="2.801cm" svg:y="0cm" presentation:class="title" presentation:user-transformed="true">
          <draw:text-box>
            <text:p>SUDO rules examples</text:p>
          </draw:text-box>
        </draw:frame>
        <draw:frame presentation:style-name="pr5" draw:text-style-name="P8" draw:layer="layout" svg:width="25.199cm" svg:height="13.435cm" svg:x="1.429cm" svg:y="4.147cm">
          <draw:text-box>
            <text:p text:style-name="P7"><text:span text:style-name="T5"># this is a special rule that contains default options that are inherited by all rules</text:span></text:p>
            <text:p text:style-name="P7"><text:span text:style-name="T5">dn: cn=defaults,ou=sudorules,dc=example,dc=com</text:span></text:p>
            <text:p text:style-name="P7"><text:span text:style-name="T5">objectClass: sudoRole</text:span></text:p>
            <text:p text:style-name="P7"><text:span text:style-name="T6">cn: defaults</text:span></text:p>
            <text:p text:style-name="P7"><text:span text:style-name="T5">sudoOption: !requiretty</text:span></text:p>
            <text:p text:style-name="P7"><text:span text:style-name="T5"/></text:p>
            <text:p text:style-name="P7"><text:span text:style-name="T5"># allow to run all command on pbrezina.example.com by pbrezina</text:span></text:p>
            <text:p text:style-name="P7"><text:span text:style-name="T5">dn: cn=pbrezina-allow-all,ou=sudorules,dc=example,dc=com</text:span></text:p>
            <text:p text:style-name="P7"><text:span text:style-name="T5">objectClass: sudoRole</text:span></text:p>
            <text:p text:style-name="P7"><text:span text:style-name="T5">cn: pbrezina-allow-all</text:span></text:p>
            <text:p text:style-name="P7"><text:span text:style-name="T5">sudoHost: pbrezina.example.com</text:span></text:p>
            <text:p text:style-name="P7"><text:span text:style-name="T5">sudoUser: pbrezina</text:span></text:p>
            <text:p text:style-name="P7"><text:span text:style-name="T5">sudoCommand: ALL</text:span></text:p>
            <text:p text:style-name="P7"><text:span text:style-name="T5"/></text:p>
            <text:p text:style-name="P7"><text:span text:style-name="T5"># sudoHost is mandatory attribute for all rules that are not cn=defaults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reeipa_5f_upstream_5f_slide_5f_v2" presentation:presentation-page-layout-name="AL1T1">
        <draw:frame presentation:style-name="pr6" draw:layer="layout" svg:width="23.63cm" svg:height="2.464cm" svg:x="3.094cm" svg:y="0.528cm" presentation:class="title">
          <draw:text-box>
            <text:p>SUDO rules in FreeIPA</text:p>
          </draw:text-box>
        </draw:frame>
        <draw:frame presentation:style-name="pr7" draw:layer="layout" svg:width="25.199cm" svg:height="12.306cm" svg:x="1.4cm" svg:y="4.914cm" presentation:class="outline" presentation:user-transformed="true">
          <draw:text-box>
            <text:list text:style-name="L2">
              <text:list-item>
                <text:p>FreeIPA supports serving SUDO rules</text:p>
              </text:list-item>
              <text:list-item>
                <text:p>Traditional schema has limitations</text:p>
              </text:list-item>
              <text:list-item>
                <text:p>For better manageability FreeIPA uses a custom schema</text:p>
              </text:list-item>
              <text:list-item>
                <text:p>For compatibility with clients FreeIPA translates custom schema via a special compat tree</text:p>
                <text:list>
                  <text:list-item>
                    <text:p>ou=sudoers,dc=example,dc=com</text:p>
                  </text:list-item>
                  <text:list-item>
                    <text:p>Not readable using anonymous bind</text:p>
                  </text:list-item>
                </text:list>
              </text:list-item>
              <text:list-item>
                <text:p>SSSD does not support FreeIPA schema yet, only the standard schema exposed via compat tre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reeipa_5f_upstream_5f_slide_5f_v2" presentation:presentation-page-layout-name="AL1T1">
        <draw:frame presentation:style-name="pr2" draw:layer="layout" svg:width="25.199cm" svg:height="3.506cm" svg:x="2.801cm" svg:y="0cm" presentation:class="title" presentation:user-transformed="true">
          <draw:text-box>
            <text:p>Configuring SUDO to work with SSSD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You need to configure SUDO to use “sss” source for sudoers database in /etc/nsswitch.conf</text:p>
              </text:list-item>
              <text:list-item>
                <text:p>That's it!</text:p>
              </text:list-item>
              <text:list-item>
                <text:p>For example:</text:p>
                <text:p>sudoers: sss</text:p>
                <text:list>
                  <text:list-item>
                    <text:p>This will force SUDO to use SSSD as its only data source</text:p>
                  </text:list-item>
                </text:list>
                <text:p>sudoers: files sss</text:p>
                <text:list>
                  <text:list-item text:start-value="1">
                    <text:p>SUDO will use both /etc/sudoers and SSS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reeipa_5f_upstream_5f_slide_5f_v2" presentation:presentation-page-layout-name="AL1T1">
        <draw:frame presentation:style-name="pr2" draw:layer="layout" svg:width="25.199cm" svg:height="3.506cm" svg:x="2.801cm" svg:y="0cm" presentation:class="title" presentation:user-transformed="true">
          <draw:text-box>
            <text:p>Configuring SSSD to cache SUDO rules</text:p>
          </draw:text-box>
        </draw:frame>
        <draw:frame presentation:style-name="pr3" draw:layer="layout" svg:width="25.199cm" svg:height="14.727cm" svg:x="1.4cm" svg:y="4.914cm" presentation:class="outline" presentation:user-transformed="true">
          <draw:text-box>
            <text:list text:style-name="L2">
              <text:list-item>
                <text:p>Add “sudo” to the “services” option in the [sssd] section of /etc/sssd/sssd.conf</text:p>
              </text:list-item>
              <text:list-item>
                <text:p>When using LDAP as backend</text:p>
                <text:list>
                  <text:list-item>
                    <text:p>That's it!</text:p>
                  </text:list-item>
                </text:list>
              </text:list-item>
              <text:list-item>
                <text:p>When using FreeIPA as backend</text:p>
                <text:list>
                  <text:list-item>
                    <text:p>SSSD doesn't support FreeIPA as SUDO provider yet</text:p>
                  </text:list-item>
                  <text:list-item>
                    <text:p>You need to use FreeIPA provider for identity and LDAP provider for SUDO</text:p>
                  </text:list-item>
                  <text:list-item>
                    <text:p>You need to use authenticated channel to access SUDO rules on FreeIPA LD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reeipa_5f_upstream_5f_slide_5f_v2" presentation:presentation-page-layout-name="AL1T1">
        <draw:frame presentation:style-name="pr2" draw:layer="layout" svg:width="25.199cm" svg:height="3.506cm" svg:x="2.801cm" svg:y="0cm" presentation:class="title" presentation:user-transformed="true">
          <draw:text-box>
            <text:p>Example configuration - SSSD with LDAP</text:p>
          </draw:text-box>
        </draw:frame>
        <draw:frame presentation:style-name="pr5" draw:text-style-name="P8" draw:layer="layout" svg:width="25.199cm" svg:height="13.435cm" svg:x="1.45cm" svg:y="4.146cm">
          <draw:text-box>
            <text:p text:style-name="P7"><text:span text:style-name="T5">[sssd]</text:span></text:p>
            <text:p text:style-name="P7"><text:span text:style-name="T5">config_file_version = 2</text:span></text:p>
            <text:p text:style-name="P7"><text:span text:style-name="T5">services = nss, pam, </text:span><text:span text:style-name="T7">sudo</text:span></text:p>
            <text:p text:style-name="P7"><text:span text:style-name="T5">domains = EXAMPLE</text:span></text:p>
            <text:p text:style-name="P7"><text:span text:style-name="T5"/></text:p>
            <text:p text:style-name="P7"><text:span text:style-name="T5">[domain/EXAMPLE]</text:span></text:p>
            <text:p text:style-name="P7"><text:span text:style-name="T5">id_provider = ldap</text:span></text:p>
            <text:p text:style-name="P7"><text:span text:style-name="T5">ldap_uri = ldap://example.com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reeipa_5f_upstream_5f_slide_5f_v2" presentation:presentation-page-layout-name="AL1T1">
        <draw:frame presentation:style-name="pr2" draw:layer="layout" svg:width="25.199cm" svg:height="3.506cm" svg:x="2.801cm" svg:y="0cm" presentation:class="title" presentation:user-transformed="true">
          <draw:text-box>
            <text:p>Example configuration - SSSD with FreeIPA server</text:p>
          </draw:text-box>
        </draw:frame>
        <draw:frame presentation:style-name="pr5" draw:text-style-name="P9" draw:layer="layout" svg:width="25.199cm" svg:height="14.221cm" svg:x="1.427cm" svg:y="3.755cm">
          <draw:text-box>
            <text:p text:style-name="P7"><text:span text:style-name="T8">[sssd]</text:span></text:p>
            <text:p text:style-name="P7"><text:span text:style-name="T8">config_file_version = 2</text:span></text:p>
            <text:p text:style-name="P7"><text:span text:style-name="T8">services = nss, pam, </text:span><text:span text:style-name="T9">sudo</text:span></text:p>
            <text:p text:style-name="P7"><text:span text:style-name="T8">domains = EXAMPLE</text:span></text:p>
            <text:p text:style-name="P7"><text:span text:style-name="T8"/></text:p>
            <text:p text:style-name="P7"><text:span text:style-name="T8">[domain/EXAMPLE]</text:span></text:p>
            <text:p text:style-name="P7"><text:span text:style-name="T8"># standard FreeIPA configuration</text:span></text:p>
            <text:p text:style-name="P7"><text:span text:style-name="T8">id_provider = ipa</text:span></text:p>
            <text:p text:style-name="P7"><text:span text:style-name="T8">ipa_domain = example.com</text:span></text:p>
            <text:p text:style-name="P7"><text:span text:style-name="T8">ipa_server = ipa.example.com</text:span></text:p>
            <text:p text:style-name="P7"><text:span text:style-name="T8">ldap_tls_cacert = /etc/ipa/ca.crt</text:span></text:p>
            <text:p text:style-name="P7"><text:span text:style-name="T8"/></text:p>
            <text:p text:style-name="P7"><text:span text:style-name="T9"># configure SUDO and GSSAPI authentication</text:span></text:p>
            <text:p text:style-name="P7"><text:span text:style-name="T8">sudo_provider = ldap</text:span></text:p>
            <text:p text:style-name="P7"><text:span text:style-name="T8">ldap_uri = ldap://ipa.example.com</text:span></text:p>
            <text:p text:style-name="P7"><text:span text:style-name="T8">ldap_sudo_search_base = ou=sudoers,dc=example,dc=com</text:span></text:p>
            <text:p text:style-name="P7"><text:span text:style-name="T8">ldap_sasl_mech = GSSAPI</text:span></text:p>
            <text:p text:style-name="P7"><text:span text:style-name="T8">ldap_sasl_authid = host/hostname.example.com</text:span></text:p>
            <text:p text:style-name="P7"><text:span text:style-name="T8">ldap_sasl_realm = EXAMPLE.COM</text:span></text:p>
            <text:p text:style-name="P7"><text:span text:style-name="T8">krb5_server = ipa.example.com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reeipa_5f_upstream_5f_slide_5f_v2" presentation:presentation-page-layout-name="AL1T1">
        <draw:frame presentation:style-name="pr2" draw:layer="layout" svg:width="25.199cm" svg:height="3.506cm" svg:x="2.801cm" svg:y="0cm" presentation:class="title" presentation:user-transformed="true">
          <draw:text-box>
            <text:p>How SSSD caches rules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Keeping cached rules consistent with LDAP is critical</text:p>
              </text:list-item>
              <text:list-item>
                <text:p>SSSD performs three types of updates:</text:p>
                <text:list>
                  <text:list-item>
                    <text:p>Full refresh</text:p>
                  </text:list-item>
                  <text:list-item>
                    <text:p>Smart refresh</text:p>
                  </text:list-item>
                  <text:list-item>
                    <text:p>Rules refresh</text:p>
                  </text:list-item>
                </text:list>
              </text:list-item>
              <text:list-item>
                <text:p>SSSD stores all rules that apply to the machin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reeipa_5f_upstream_5f_slide_5f_v2" presentation:presentation-page-layout-name="AL1T1">
        <draw:frame presentation:style-name="pr2" draw:layer="layout" svg:width="25.199cm" svg:height="3.506cm" svg:x="3.089cm" svg:y="0cm" presentation:class="title" presentation:user-transformed="true">
          <draw:text-box>
            <text:p>Full refresh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place all cached rules with those currently available in LDAP server</text:p>
              </text:list-item>
              <text:list-item>
                <text:p>It is used to delete rules that are no longer present in the LDAP server</text:p>
              </text:list-item>
              <text:list-item>
                <text:p>Full refresh may be:</text:p>
                <text:list>
                  <text:list-item>
                    <text:p>Periodical – once in several hours</text:p>
                  </text:list-item>
                  <text:list-item>
                    <text:p>Out of band – on demand of rules refre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reeipa_5f_upstream_5f_slide_5f_v2" presentation:presentation-page-layout-name="AL1T1">
        <draw:frame presentation:style-name="pr2" draw:layer="layout" svg:width="25.199cm" svg:height="3.506cm" svg:x="2.801cm" svg:y="0cm" presentation:class="title" presentation:user-transformed="true">
          <draw:text-box>
            <text:p>Smart refresh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mart refresh aims to keep the cache growing</text:p>
              </text:list-item>
              <text:list-item>
                <text:p>It periodically stores rules that are new or modified in the LDAP server</text:p>
              </text:list-item>
              <text:list-item>
                <text:p>It will <text:span text:style-name="T10">never delete</text:span> any rule from the cache</text:p>
                <text:list>
                  <text:list-item>
                    <text:p>As a consequence, it will not detect change in sudoHost attribute such that the rule does no longer apply to the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reeipa_5f_upstream_5f_slide_5f_v2" presentation:presentation-page-layout-name="AL1T1">
        <draw:frame presentation:style-name="pr2" draw:layer="layout" svg:width="25.199cm" svg:height="3.506cm" svg:x="2.801cm" svg:y="0cm" presentation:class="title" presentation:user-transformed="true">
          <draw:text-box>
            <text:p>Rules refresh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en user runs SUDO, SSSD tries to refresh all rules that are expired and applies to this user</text:p>
              </text:list-item>
              <text:list-item>
                <text:p>Its purpose it to delete rules that are no longer present in the LDAP server so SSSD will not grant more permission that defined</text:p>
              </text:list-item>
              <text:list-item>
                <text:p>If any rule is deleted from the cache</text:p>
                <text:list>
                  <text:list-item>
                    <text:p>SSSD will perform out of band full refresh</text:p>
                  </text:list-item>
                  <text:list-item>
                    <text:p>Because more rules that are not yet expired may have been dele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reeipa_5f_upstream_5f_slide_5f_v2" presentation:presentation-page-layout-name="AL1T1">
        <draw:frame presentation:style-name="pr2" draw:layer="layout" svg:width="25.199cm" svg:height="3.506cm" svg:x="2.801cm" svg:y="0cm" presentation:class="title" presentation:user-transformed="true">
          <draw:text-box>
            <text:p>Caching mechanisms summary</text:p>
          </draw:text-box>
        </draw:frame>
        <draw:frame draw:style-name="standard" draw:layer="layout" svg:width="25.198cm" svg:height="9.459cm" svg:x="1.47cm" svg:y="4.1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><text:span text:style-name="T10">Full refresh</text:span></text:p>
              </table:table-cell>
              <table:table-cell>
                <text:p><text:span text:style-name="T10">Smart refresh</text:span></text:p>
              </table:table-cell>
              <table:table-cell>
                <text:p><text:span text:style-name="T10">Rules refresh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10">When (default)</text:span></text:p>
              </table:table-cell>
              <table:table-cell>
                <text:p>every 6 hours</text:p>
                <text:p>or when a rule is deleted from the cache</text:p>
              </table:table-cell>
              <table:table-cell>
                <text:p>every 15 minutes</text:p>
              </table:table-cell>
              <table:table-cell>
                <text:p>when user runs SUDO, rules expire after 90 minutes</text:p>
              </table:table-cell>
            </table:table-row>
            <table:table-row table:style-name="ro1" table:default-cell-style-name="ce1">
              <table:table-cell table:style-name="ce2">
                <text:p><text:span text:style-name="T10">Why</text:span></text:p>
              </table:table-cell>
              <table:table-cell>
                <text:p>keep the cache consistent</text:p>
              </table:table-cell>
              <table:table-cell>
                <text:p>store new rules</text:p>
              </table:table-cell>
              <table:table-cell>
                <text:p>do not grant user more privilege</text:p>
              </table:table-cell>
            </table:table-row>
            <table:table-row table:style-name="ro1" table:default-cell-style-name="ce1">
              <table:table-cell table:style-name="ce2">
                <text:p><text:span text:style-name="T10">Operations</text:span></text:p>
              </table:table-cell>
              <table:table-cell>
                <text:p>insert, delete</text:p>
              </table:table-cell>
              <table:table-cell>
                <text:p>insert, modify</text:p>
              </table:table-cell>
              <table:table-cell>
                <text:p>modify, delete</text:p>
              </table:table-cell>
            </table:table-row>
            <table:table-row table:style-name="ro1" table:default-cell-style-name="ce1">
              <table:table-cell table:style-name="ce2">
                <text:p><text:span text:style-name="T10">Expected traffic</text:span></text:p>
              </table:table-cell>
              <table:table-cell>
                <text:p>large</text:p>
              </table:table-cell>
              <table:table-cell>
                <text:p>small</text:p>
              </table:table-cell>
              <table:table-cell>
                <text:p>small</text:p>
              </table:table-cell>
            </table:table-row>
            <table:table-row table:style-name="ro1" table:default-cell-style-name="ce1">
              <table:table-cell>
                <text:p><text:span text:style-name="T10">Configuration option</text:span></text:p>
              </table:table-cell>
              <table:table-cell>
                <text:p>ldap_sudo_full_</text:p>
                <text:p>refresh_interval</text:p>
              </table:table-cell>
              <table:table-cell>
                <text:p>ldap_sudo_smart_</text:p>
                <text:p>refresh_interval</text:p>
              </table:table-cell>
              <table:table-cell>
                <text:p>entry_cache_sudo_</text:p>
                <text:p>timeou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reeipa_5f_upstream_5f_slide_5f_v2" presentation:presentation-page-layout-name="AL1T1">
        <draw:frame presentation:style-name="pr2" draw:layer="layout" svg:width="25.199cm" svg:height="3.506cm" svg:x="2.801cm" svg:y="0cm" presentation:class="title" presentation:user-transformed="true">
          <draw:text-box>
            <text:p>Obtaining debugging information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nable SUDO log</text:p>
                <text:list>
                  <text:list-item>
                    <text:p>In /etc/sudo.conf:</text:p>
                    <text:list>
                      <text:list-item>
                        <text:p>Debug sudo /var/log/sudo_debu<text:span text:style-name="T11">g all@debug</text:span></text:p>
                      </text:list-item>
                    </text:list>
                  </text:list-item>
                </text:list>
              </text:list-item>
              <text:list-item>
                <text:p>Increase SSSD debug level</text:p>
                <text:list>
                  <text:list-item>
                    <text:p>In /etc/sssd/sssd.conf in each section ([sssd], [sudo], ...)</text:p>
                    <text:list>
                      <text:list-item>
                        <text:p>debug_level = level</text:p>
                      </text:list-item>
                      <text:list-item>
                        <text:p>0x3ff0 is very verbose level that will usually give us enough inform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reeipa_5f_upstream_5f_slide_5f_v2" presentation:presentation-page-layout-name="AL1T1">
        <draw:frame presentation:style-name="pr6" draw:layer="layout" svg:width="23.63cm" svg:height="2.464cm" svg:x="3.094cm" svg:y="0.528cm" presentation:class="title">
          <draw:text-box>
            <text:p>Additional information</text:p>
          </draw:text-box>
        </draw:frame>
        <draw:frame presentation:style-name="pr8" draw:layer="layout" svg:width="25.199cm" svg:height="12.18cm" svg:x="1.399cm" svg:y="3.554cm" presentation:class="outline">
          <draw:text-box>
            <text:list text:style-name="L2">
              <text:list-item>
                <text:p>SSSD manual pages</text:p>
                <text:list>
                  <text:list-item>
                    <text:p><text:span text:style-name="T5">sssd.conf</text:span></text:p>
                  </text:list-item>
                  <text:list-item>
                    <text:p><text:span text:style-name="T5">sssd-ldap</text:span></text:p>
                  </text:list-item>
                  <text:list-item>
                    <text:p><text:span text:style-name="T5">sssd-sudo</text:span></text:p>
                  </text:list-item>
                </text:list>
              </text:list-item>
              <text:list-item>
                <text:p><text:span text:style-name="T12">SUDO manual pages</text:span></text:p>
                <text:list>
                  <text:list-item>
                    <text:p><text:span text:style-name="T5">sudoers</text:span></text:p>
                  </text:list-item>
                  <text:list-item>
                    <text:p><text:span text:style-name="T5">sudoers.ld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FreeIPA" draw:style="linear" draw:start-color="#ccffff" draw:end-color="#94bd5e" draw:start-intensity="85%" draw:end-intensity="100%" draw:angle="1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reeipa_5f_upstream_5f_slide_5f_v2-background" style:display-name="freeipa_upstream_slide_v2-background" style:family="presentation">
      <style:graphic-properties draw:stroke="none" draw:fill="none"/>
      <style:text-properties style:letter-kerning="true"/>
    </style:style>
    <style:style style:name="freeipa_5f_upstream_5f_slide_5f_v2-backgroundobjects" style:display-name="freeipa_upstream_slide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slide_5f_v2-notes" style:display-name="freeipa_upstream_slide_v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outline1" style:display-name="freeipa_upstream_slide_v2-outline1" style:family="presentation">
      <style:graphic-properties draw:stroke="none" draw:fill="none" draw:auto-grow-height="false" draw:fit-to-size="shrink-to-fit">
        <text:list-style style:name="freeipa_5f_upstream_5f_slide_5f_v2-outline1" style:display-name="freeipa_upstream_slide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outline2" style:display-name="freeipa_upstream_slide_v2-outline2" style:family="presentation" style:parent-style-name="freeipa_5f_upstream_5f_slide_5f_v2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slide_5f_v2-outline3" style:display-name="freeipa_upstream_slide_v2-outline3" style:family="presentation" style:parent-style-name="freeipa_5f_upstream_5f_slide_5f_v2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slide_5f_v2-outline4" style:display-name="freeipa_upstream_slide_v2-outline4" style:family="presentation" style:parent-style-name="freeipa_5f_upstream_5f_slide_5f_v2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slide_5f_v2-outline5" style:display-name="freeipa_upstream_slide_v2-outline5" style:family="presentation" style:parent-style-name="freeipa_5f_upstream_5f_slide_5f_v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6" style:display-name="freeipa_upstream_slide_v2-outline6" style:family="presentation" style:parent-style-name="freeipa_5f_upstream_5f_slide_5f_v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7" style:display-name="freeipa_upstream_slide_v2-outline7" style:family="presentation" style:parent-style-name="freeipa_5f_upstream_5f_slide_5f_v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8" style:display-name="freeipa_upstream_slide_v2-outline8" style:family="presentation" style:parent-style-name="freeipa_5f_upstream_5f_slide_5f_v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9" style:display-name="freeipa_upstream_slide_v2-outline9" style:family="presentation" style:parent-style-name="freeipa_5f_upstream_5f_slide_5f_v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subtitle" style:display-name="freeipa_upstream_slide_v2-subtitle" style:family="presentation">
      <style:graphic-properties draw:stroke="none" draw:fill="none" draw:textarea-vertical-align="middle">
        <text:list-style style:name="freeipa_5f_upstream_5f_slide_5f_v2-subtitle" style:display-name="freeipa_upstream_slide_v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title" style:display-name="freeipa_upstream_slide_v2-title" style:family="presentation">
      <style:graphic-properties draw:stroke="none" draw:fill="none" draw:textarea-vertical-align="middle">
        <text:list-style style:name="freeipa_5f_upstream_5f_slide_5f_v2-title" style:display-name="freeipa_upstream_slide_v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reeipa_5f_upstream_5f_title-background" style:display-name="freeipa_upstream_title-background" style:family="presentation">
      <style:graphic-properties draw:stroke="none" draw:fill="gradient" draw:fill-color="#4e376b" draw:fill-gradient-name="FreeIPA" draw:fill-image-width="0cm" draw:fill-image-height="0cm"/>
      <style:text-properties style:letter-kerning="true"/>
    </style:style>
    <style:style style:name="freeipa_5f_upstream_5f_title-backgroundobjects" style:display-name="freeipa_upstream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title-notes" style:display-name="freeipa_upstream_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1" style:display-name="freeipa_upstream_title-outline1" style:family="presentation">
      <style:graphic-properties draw:stroke="none" draw:fill="none" draw:auto-grow-height="false" draw:fit-to-size="shrink-to-fit">
        <text:list-style style:name="freeipa_5f_upstream_5f_title-outline1" style:display-name="freeipa_upstream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2" style:display-name="freeipa_upstream_title-outline2" style:family="presentation" style:parent-style-name="freeipa_5f_upstream_5f_titl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title-outline3" style:display-name="freeipa_upstream_title-outline3" style:family="presentation" style:parent-style-name="freeipa_5f_upstream_5f_titl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title-outline4" style:display-name="freeipa_upstream_title-outline4" style:family="presentation" style:parent-style-name="freeipa_5f_upstream_5f_titl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title-outline5" style:display-name="freeipa_upstream_title-outline5" style:family="presentation" style:parent-style-name="freeipa_5f_upstream_5f_titl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6" style:display-name="freeipa_upstream_title-outline6" style:family="presentation" style:parent-style-name="freeipa_5f_upstream_5f_titl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7" style:display-name="freeipa_upstream_title-outline7" style:family="presentation" style:parent-style-name="freeipa_5f_upstream_5f_titl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8" style:display-name="freeipa_upstream_title-outline8" style:family="presentation" style:parent-style-name="freeipa_5f_upstream_5f_titl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9" style:display-name="freeipa_upstream_title-outline9" style:family="presentation" style:parent-style-name="freeipa_5f_upstream_5f_titl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subtitle" style:display-name="freeipa_upstream_title-subtitle" style:family="presentation">
      <style:graphic-properties draw:stroke="none" draw:fill="none" draw:textarea-vertical-align="middle">
        <text:list-style style:name="freeipa_5f_upstream_5f_title-subtitle" style:display-name="freeipa_upstream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title" style:display-name="freeipa_upstream_title-title" style:family="presentation">
      <style:graphic-properties draw:stroke="none" draw:fill="none" draw:textarea-vertical-align="middle">
        <text:list-style style:name="freeipa_5f_upstream_5f_title-title" style:display-name="freeipa_upstream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b4aa0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4e376b" draw:fill-gradient-name="FreeIP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ffffff" draw:fill="none" draw:fill-color="#ffffff" draw:fill-image-width="0cm" draw:fill-image-height="0cm" draw:textarea-horizontal-align="left" draw:auto-grow-height="true" draw:auto-grow-width="true" fo:min-height="0cm" fo:min-width="6.655cm"/>
    </style:style>
    <style:style style:name="Mpr1" style:family="presentation" style:parent-style-name="freeipa_5f_upstream_5f_slide_5f_v2-backgroundobjects">
      <style:graphic-properties draw:fill="solid" draw:fill-color="#1b4aa0" draw:textarea-vertical-align="middle" draw:auto-grow-height="false"/>
    </style:style>
    <style:style style:name="Mpr2" style:family="presentation" style:parent-style-name="freeipa_5f_upstream_5f_slide_5f_v2-backgroundobjects">
      <style:graphic-properties draw:stroke="none" draw:fill="none" draw:fill-color="#ffffff" draw:auto-grow-height="false" fo:min-height="1.449cm"/>
    </style:style>
    <style:style style:name="Mpr3" style:family="presentation" style:parent-style-name="freeipa_5f_upstream_5f_slide_5f_v2-backgroundobjects">
      <style:graphic-properties draw:stroke="none" draw:fill-color="#ffffff" draw:textarea-vertical-align="middle" draw:auto-grow-height="false"/>
    </style:style>
    <style:style style:name="Mpr4" style:family="presentation" style:parent-style-name="freeipa_5f_upstream_5f_slide_5f_v2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ipa_5f_upstream_5f_slide_5f_v2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reeipa_5f_upstream_5f_title-backgroundobjects">
      <style:graphic-properties draw:fill="solid" draw:fill-color="#1b4aa0" draw:textarea-vertical-align="middle" draw:auto-grow-height="false"/>
    </style:style>
    <style:style style:name="Mpr7" style:family="presentation" style:parent-style-name="freeipa_5f_upstream_5f_title-backgroundobjects">
      <style:graphic-properties draw:stroke="none" draw:fill="none" fo:min-height="1.524cm"/>
    </style:style>
    <style:style style:name="Mpr8" style:family="presentation" style:parent-style-name="freeipa_5f_upstream_5f_title-backgroundobjects">
      <style:graphic-properties draw:stroke="none" draw:fill="none" draw:fill-color="#ffffff" draw:auto-grow-height="false" fo:min-height="1.397cm"/>
    </style:style>
    <style:style style:name="Mpr9" style:family="presentation" style:parent-style-name="freeipa_5f_upstream_5f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color="#ffffff" fo:font-size="18pt" fo:font-weight="normal" style:font-weight-asian="normal" style:font-weight-complex="normal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color="#00ae00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fo:font-size="18pt" fo:font-weight="normal" style:font-weight-asian="normal" style:font-weight-complex="normal"/>
    </style:style>
    <style:style style:name="MT4" style:family="text">
      <style:text-properties fo:color="#00ae00" fo:font-family="'Liberation Sans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MT5" style:family="text">
      <style:text-properties fo:color="#00ae00" fo:font-size="32pt" fo:text-shadow="1pt 1pt" style:font-size-asian="32pt" style:font-size-complex="3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reeipa_5f_upstream_5f_slide_5f_v2" style:display-name="freeipa_upstream_slide_v2" style:page-layout-name="PM1" draw:style-name="Mdp1">
      <office:forms form:automatic-focus="false" form:apply-design-mode="false"/>
      <draw:frame presentation:style-name="freeipa_5f_upstream_5f_slide_5f_v2-outline1" draw:layer="backgroundobjects" svg:width="25.199cm" svg:height="12.18cm" svg:x="1.399cm" svg:y="3.554cm" presentation:class="outline" presentation:placeholder="true">
        <draw:text-box draw:corner-radius="0.379cm"/>
      </draw:frame>
      <draw:custom-shape presentation:style-name="Mpr1" draw:text-style-name="MP3" draw:layer="backgroundobjects" svg:width="28cm" svg:height="0.94cm" svg:x="0cm" svg:y="20.06cm">
        <text:p/>
        <draw:enhanced-geometry svg:viewBox="0 0 21600 21600" draw:type="rectangle" draw:enhanced-path="M 0 0 L 21600 0 21600 21600 0 21600 0 0 Z N"/>
      </draw:custom-shape>
      <draw:frame presentation:style-name="Mpr2" draw:text-style-name="MP5" draw:layer="backgroundobjects" svg:width="3.049cm" svg:height="0.686cm" svg:x="12.475cm" svg:y="20.314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8.64cm" svg:height="2.671cm" svg:x="0.299cm" svg:y="0.583cm">
        <draw:image xlink:href="Pictures/10000201000000D200000041BC5EBBCF.png" xlink:type="simple" xlink:show="embed" xlink:actuate="onLoad">
          <text:p/>
        </draw:image>
      </draw:frame>
      <draw:frame draw:style-name="Mgr4" draw:text-style-name="MP6" draw:layer="backgroundobjects" svg:width="7.155cm" svg:height="0.962cm" svg:x="20.834cm" svg:y="20.017cm">
        <draw:text-box>
          <text:p><text:span text:style-name="MT3">FreeIPA Training Series</text:span></text:p>
        </draw:text-box>
      </draw:frame>
      <draw:custom-shape presentation:style-name="Mpr3" draw:text-style-name="MP3" draw:layer="backgroundobjects" svg:width="7.368cm" svg:height="2.955cm" svg:x="2.794cm" svg:y="0.299cm">
        <text:p/>
        <draw:enhanced-geometry svg:viewBox="0 0 21600 21600" draw:type="rectangle" draw:enhanced-path="M 0 0 L 21600 0 21600 21600 0 21600 0 0 Z N"/>
      </draw:custom-shape>
      <draw:frame presentation:style-name="freeipa_5f_upstream_5f_slide_5f_v2-title" draw:layer="backgroundobjects" svg:width="23.63cm" svg:height="2.464cm" svg:x="3.094cm" svg:y="0.528cm" presentation:class="title" presentation:placeholder="true">
        <draw:text-box/>
      </draw:frame>
      <presentation:notes style:page-layout-name="PM0">
        <draw:page-thumbnail presentation:style-name="freeipa_5f_upstream_5f_slide_5f_v2-title" draw:layer="backgroundobjects" svg:width="0.001cm" svg:height="0.001cm" svg:x="0cm" svg:y="2.123cm" presentation:class="page"/>
        <draw:frame presentation:style-name="freeipa_5f_upstream_5f_slide_5f_v2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freeipa_5f_upstream_5f_title" style:display-name="freeipa_upstream_title" style:page-layout-name="PM1" draw:style-name="Mdp2">
      <office:forms form:automatic-focus="false" form:apply-design-mode="false"/>
      <draw:frame presentation:style-name="freeipa_5f_upstream_5f_title-outline1" draw:layer="backgroundobjects" svg:width="25.414cm" svg:height="12.18cm" svg:x="1.508cm" svg:y="6.457cm" presentation:class="outline" presentation:placeholder="true">
        <draw:text-box/>
      </draw:frame>
      <draw:frame presentation:style-name="freeipa_5f_upstream_5f_title-title" draw:layer="backgroundobjects" svg:width="25.199cm" svg:height="3.506cm" svg:x="1.4cm" svg:y="8.747cm" presentation:class="title" presentation:placeholder="true">
        <draw:text-box/>
      </draw:frame>
      <draw:custom-shape presentation:style-name="Mpr6" draw:text-style-name="MP3" draw:layer="backgroundobjects" svg:width="28cm" svg:height="0.94cm" svg:x="0.002cm" svg:y="20.065cm">
        <text:p/>
        <draw:enhanced-geometry svg:viewBox="0 0 21600 21600" draw:type="rectangle" draw:enhanced-path="M 0 0 L 21600 0 21600 21600 0 21600 0 0 Z N"/>
      </draw:custom-shape>
      <draw:frame presentation:style-name="Mpr7" draw:text-style-name="MP8" draw:layer="backgroundobjects" svg:width="12.958cm" svg:height="1.524cm" svg:x="13.974cm" svg:y="0.981cm">
        <draw:text-box>
          <text:p text:style-name="MP3"><text:span text:style-name="MT4">FreeIPA Training Series</text:span><text:span text:style-name="MT5"> </text:span></text:p>
        </draw:text-box>
      </draw:frame>
      <draw:frame draw:style-name="Mgr3" draw:text-style-name="MP3" draw:layer="backgroundobjects" svg:width="8.64cm" svg:height="2.671cm" svg:x="0.299cm" svg:y="0.595cm">
        <draw:image xlink:href="Pictures/10000201000000D200000041645FBC1B.png" xlink:type="simple" xlink:show="embed" xlink:actuate="onLoad">
          <text:p/>
        </draw:image>
      </draw:frame>
      <presentation:notes style:page-layout-name="PM0">
        <draw:page-thumbnail presentation:style-name="freeipa_5f_upstream_5f_title-title" draw:layer="backgroundobjects" svg:width="13.968cm" svg:height="10.476cm" svg:x="3.81cm" svg:y="2.123cm" presentation:class="page"/>
        <draw:frame presentation:style-name="freeipa_5f_upstream_5f_titl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meta:creation-date>2011-08-08T12:00:45</meta:creation-date>
    <dc:language>en-US</dc:language>
    <meta:editing-cycles>105</meta:editing-cycles>
    <meta:editing-duration>P3DT1H58M59S</meta:editing-duration>
    <meta:initial-creator>Brian Gollaher</meta:initial-creator>
    <dc:date>2013-06-05T09:23:18</dc:date>
    <dc:creator>Martin Kosek</dc:creator>
    <meta:document-statistic meta:object-count="109"/>
    <meta:user-defined meta:name="Info 1"/>
    <meta:user-defined meta:name="Info 2"/>
    <meta:user-defined meta:name="Info 3"/>
    <meta:user-defined meta:name="Info 4"/>
  </office:meta>
</office:document-meta>
</file>